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background-color="#ffffff">
        <style:background-image/>
      </style:paragraph-properties>
    </style:style>
    <style:style style:name="P4" style:family="paragraph" style:parent-style-name="Standard">
      <style:paragraph-properties fo:background-color="#ffffff">
        <style:background-image/>
      </style:paragraph-properties>
      <style:text-properties fo:color="#242d39" fo:font-size="10.5pt" fo:font-weight="bold" style:font-size-asian="10.5pt" style:font-weight-asian="bold" style:font-size-complex="10.5pt"/>
    </style:style>
    <style:style style:name="P5" style:family="paragraph" style:parent-style-name="Standard">
      <style:paragraph-properties fo:background-color="#ffffff">
        <style:background-image/>
      </style:paragraph-properties>
      <style:text-properties fo:color="#242d39" fo:font-size="10.5pt" style:font-size-asian="10.5pt" style:font-size-complex="10.5pt"/>
    </style:style>
    <style:style style:name="P6" style:family="paragraph" style:parent-style-name="Standard">
      <style:paragraph-properties fo:background-color="#ffffff">
        <style:background-image/>
      </style:paragraph-properties>
      <style:text-properties fo:font-size="14pt" style:font-size-asian="14pt" style:font-size-complex="14pt"/>
    </style:style>
    <style:style style:name="P7" style:family="paragraph" style:parent-style-name="Standard">
      <style:paragraph-properties fo:margin-top="0.0693in" fo:margin-bottom="0.0693in" fo:background-color="#ffffff">
        <style:background-image/>
      </style:paragraph-properties>
    </style:style>
    <style:style style:name="P8" style:family="paragraph" style:parent-style-name="Standard" style:master-page-name="Standard">
      <style:paragraph-properties fo:margin-top="0.0693in" fo:margin-bottom="0.0693in" style:page-number="auto" fo:background-color="#ffffff">
        <style:background-image/>
      </style:paragraph-properties>
      <style:text-properties fo:color="#242d39" style:font-name="Arial1" fo:font-size="22.5pt" style:letter-kerning="true" style:font-size-asian="22.5pt" style:font-name-complex="Arial2" style:font-size-complex="22.5pt"/>
    </style:style>
    <style:style style:name="P9" style:family="paragraph" style:parent-style-name="Heading_20_2">
      <style:paragraph-properties fo:background-color="#ffffff">
        <style:background-image/>
      </style:paragraph-properties>
    </style:style>
    <style:style style:name="P10" style:family="paragraph" style:parent-style-name="Text_20_body">
      <style:paragraph-properties fo:background-color="#ffffff">
        <style:background-image/>
      </style:paragraph-properties>
    </style:style>
    <style:style style:name="T1" style:family="text">
      <style:text-properties fo:color="#ff0000" fo:font-size="19pt" style:font-size-asian="19pt" style:font-size-complex="19pt"/>
    </style:style>
    <style:style style:name="T2" style:family="text">
      <style:text-properties fo:color="#ff0000" fo:font-size="19pt" fo:font-weight="bold" style:font-size-asian="19pt" style:font-weight-asian="bold" style:font-size-complex="19pt" style:font-weight-complex="bold"/>
    </style:style>
    <style:style style:name="T3" style:family="text">
      <style:text-properties fo:color="#ff0000" fo:font-size="19pt" fo:font-weight="normal" style:font-size-asian="19pt" style:font-weight-asian="normal" style:font-size-complex="19pt" style:font-weight-complex="normal"/>
    </style:style>
    <style:style style:name="T4" style:family="text">
      <style:text-properties fo:color="#ff0000" style:font-name="inherit" fo:font-size="19pt" style:font-size-asian="19pt" style:font-size-complex="19pt"/>
    </style:style>
    <style:style style:name="T5" style:family="text">
      <style:text-properties fo:color="#242d39" fo:font-size="19pt" style:font-size-asian="19pt" style:font-size-complex="19pt"/>
    </style:style>
    <style:style style:name="T6" style:family="text">
      <style:text-properties fo:color="#242d39" fo:font-size="10.5pt" style:font-size-asian="10.5pt" style:font-size-complex="10.5pt"/>
    </style:style>
    <style:style style:name="T7" style:family="text">
      <style:text-properties fo:color="#242d39" fo:font-size="10.5pt" fo:font-weight="bold" style:font-size-asian="10.5pt" style:font-weight-asian="bold" style:font-size-complex="10.5pt"/>
    </style:style>
    <style:style style:name="T8" style:family="text">
      <style:text-properties fo:color="#242d39" fo:font-size="10.5pt" fo:font-weight="normal" style:font-size-asian="10.5pt" style:font-weight-asian="normal"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7" text:outline-level="2"><text:span text:style-name="T1">2014 Ford F-150 SUPERCREW 4X4</text:span></text:h>
      <text:h text:style-name="P7" text:outline-level="2"><text:span text:style-name="T5">Features and trim level</text:span></text:h>
      <text:p text:style-name="P3"><text:span text:style-name="T6"><text:s text:c="4"/></text:span><text:span text:style-name="T7"><text:s/>Ford F-150</text:span><text:span text:style-name="T6"> is a full-size pickup truck 4-door, extended cab trim level. Engine options consist 5.0-liter V8 (360 hp/380 lb-ft of torque). Transmission choices include a standard 6-speed automatic Fuel mileage for the standard RWD F-150 is an EPA estimated 16 mpg city and 22 mpg highway. Features include best-in-class towing/payload, trailer sway control, fully flat load floor, outboard-mounted rear shocks, in-cab storage, and supercrew rear seat. Power Locks, Keyless Entry, Cruise Control, Tilt Wheel, Towing Package and Satelite Radio. Safety is comprised of advanced airbags, anti-lock braking (ABS), safety cage, integrated trailer brake controller, roll stability control and tire pressure monitoring (TPMS). </text:span><text:span text:style-name="T7">The F-150 is backed by a 6-month or 6,000 mile warranty.</text:span></text:p>
      <text:p text:style-name="P2">118K MILES $19590</text:p>
      <text:p text:style-name="P2"/>
      <text:p text:style-name="P1"/>
      <text:h text:style-name="P7" text:outline-level="2"><text:span text:style-name="T4">2012 Nissan Sentra SPECIAL EDITION</text:span></text:h>
      <text:h text:style-name="P7" text:outline-level="2"><text:span text:style-name="T5">Features and trim level</text:span></text:h>
      <text:h text:style-name="P7" text:outline-level="2"><text:span text:style-name="T4"><text:s text:c="4"/></text:span><text:span text:style-name="T6">The </text:span><text:span text:style-name="T7">Nissan Sentra</text:span><text:span text:style-name="T6"> is a compact sedan with 2.0 LITER 4 CYLINDER ENGINE. Transmissions consist of <text:s/>CVT transmission. Fuel mileage falls within an EPA estimated range of 21 mpg city to 34 mpg. Features include 60/40 fold-flat rear seats, navigation, premium sound system, and a sliding power moonroof, Keyless Smart Key, Power Locks and Window and Navigation. <text:s/>Safety is comprised of advanced airbags, vehicle dynamic control, traction control, anti-lock braking, and tire pressure monitoring. </text:span><text:span text:style-name="T7">The Sentra is backed by a 6-month/6,000-mile warranty.</text:span></text:h>
      <text:p text:style-name="Standard"><text:span text:style-name="T6"><text:s text:c="4"/>The new Technology Package option for the Sentra 2.0 S model. A Special Edition package, combines all the upgrades included in the Moonroof Package, Technology Package, and Convenience Package. </text:span></text:p>
      <text:p text:style-name="P1">88K MILES $7950</text:p>
      <text:p text:style-name="P1"/>
      <text:h text:style-name="P7" text:outline-level="2"><text:span text:style-name="T1">2014 Chrysler Town and Country TOURING </text:span></text:h>
      <text:h text:style-name="P7" text:outline-level="2"><text:span text:style-name="T5">Features and trim level</text:span></text:h>
      <text:h text:style-name="P7" text:outline-level="2"><text:span text:style-name="T7"><text:s text:c="5"/>Chrysler Town and Country</text:span><text:span text:style-name="T6"> is a mini-van with seating for seven. The Town and Country is powered by a 3.6-liter V6 engine that produces 280 hp and 260 lb-ft of torque. Paired with FWD and a 6-speed automatic transmission the Town and Country achieves an EPA estimated 17 mpg city and 25 mpg highway. </text:span></text:h>
      <text:h text:style-name="P7" text:outline-level="2"><text:span text:style-name="T6"><text:s text:c="4"/>Available features include hands-free phone capabilities, media center with CD/MP3/DVD, leather interior, touring suspension, 9-speaker audio system, and 17-inch wheels, Power Sliding Doors, Stow n Go, Power Rear Hatch, REAR DVD PLAYER advanced <text:s/>and much more.</text:span></text:h>
      <text:p text:style-name="P3"><text:span text:style-name="T6"><text:s text:c="4"/>Safety is comprised of advanced airbags, anti-lock braking (ABS), traction control (TCS), vehicle stability assist (VSA), and tire pressure monitoring (TPMS). The Town and Country is backed by a 3-year/36,000-mile warranty.</text:span></text:p>
      <text:p text:style-name="P3"><text:span text:style-name="T6"><text:s text:c="4"/>The Chrysler Town &amp; Country's 283-horsepower Pentastar V6, which includes a driver-selectable "Fuel Economizer" mode, is mated to a 6-speed transmission and uses premium low rolling-resistance tires to deliver </text:span><text:soft-page-break/><text:span text:style-name="T6">an estimated 17 mpg city and 25 mpg highway. </text:span><text:span text:style-name="T7">The Town and Country is backed by a 6-month or 6,000 mile warranty.</text:span></text:p>
      <text:p text:style-name="P4">101K MILES $12590</text:p>
      <text:p text:style-name="P4"/>
      <text:h text:style-name="P7" text:outline-level="2"><text:span text:style-name="T1">2004 Ford Explorer EDDIE BAUER</text:span></text:h>
      <text:h text:style-name="P7" text:outline-level="2"><text:span text:style-name="T5">Features and trim level</text:span></text:h>
      <text:h text:style-name="P7" text:outline-level="2"><text:span text:style-name="T6"><text:s text:c="4"/>The </text:span><text:span text:style-name="T7">Ford Explorer </text:span><text:span text:style-name="T6">is America’s best-selling SUV for the past twelve years, The Eddie Bauer trim levels, offering buyers plenty of versatility when it comes to options. 3rd Row Seating, Keyless Entry, Power Locks, Power Windows, <text:s/>Electric Heated Leather Seats, AWD, Sunroof, dual Climate Control, and much more. In addition to offering seating for up to seven passengers, the Explorer comes with a 4.6 V8. <text:s/></text:span><text:span text:style-name="T7"><text:s/>The Ford Explorer is backed by a 6-month or 6,000 mile warranty.</text:span></text:h>
      <text:p text:style-name="P2">141K MILES $4990</text:p>
      <text:p text:style-name="P5"/>
      <text:h text:style-name="P7" text:outline-level="2"><text:span text:style-name="T2">2015 Nissan Altima</text:span><text:span text:style-name="T5"> 3.5 SV</text:span></text:h>
      <text:h text:style-name="P7" text:outline-level="2"><text:span text:style-name="T5">Features and trim level</text:span></text:h>
      <text:list xml:id="list8015549995479635961" text:style-name="Outline">
        <text:list-item>
          <text:list>
            <text:list-item>
              <text:h text:style-name="P9" text:outline-level="2"><text:span text:style-name="T3"><text:s text:c="3"/></text:span><text:span text:style-name="T8">This five-passenger </text:span><text:span text:style-name="T6">Nissan Altima</text:span><text:span text:style-name="T8"> leaves nothing to wonder. It comes with plenty of amenities to suit the tastes of anybody. Altima SV model has remote START,REMOTE entry and ignition, BOSE sound system and Bluetooth connectivity, <text:s/>auto-headlights (xenon), power driver’s seat, cruise control, enhanced gauge clusters, backup camera, smartphone integration through Nissan Connect Apps, Sun Roof, Navigation System, </text:span></text:h>
            </text:list-item>
          </text:list>
        </text:list-item>
      </text:list>
      <text:p text:style-name="P10"><text:span text:style-name="T8">LEATHER INTERIOR, HEATED SEATS &amp; HEATED STEERING WHEEL,</text:span></text:p>
      <text:p text:style-name="P3"><text:span text:style-name="T6">shifter paddles on the steering wheel, alloy wheels, fog lights, sunroof and even rear A/C vents, amongst numerous other add-ons. 3.5-liter V6 engine that makes 270 hp and 251 lb-ft of torque. </text:span></text:p>
      <text:p text:style-name="P3"><text:span text:style-name="T6"><text:s text:c="5"/>Safety is comprised of vehicle stability control, traction control, <text:s/>anti-lock braking (ABS), electronic brake force distribution, brake assist, driver and front passenger advanced airbag system, seat-mounted side airbags, front/rear side-curtain airbags and direct tire pressure monitoring (TPMS). </text:span><text:span text:style-name="T7">The Nissan Altima SV is backed by a 6-month or 6,000 mile warranty.</text:span></text:p>
      <text:p text:style-name="P4">62K MILES <text:s/>$15590</text:p>
      <text:p text:style-name="P6"/>
      <text:h text:style-name="P7" text:outline-level="2"><text:span text:style-name="T2">2013 Toyota Camry </text:span></text:h>
      <text:h text:style-name="P7" text:outline-level="2"><text:span text:style-name="T5">Features and trim level</text:span></text:h>
      <text:p text:style-name="P3"><text:span text:style-name="T6"><text:s text:c="4"/>2013 </text:span><text:span text:style-name="T7">Toyota Camry</text:span><text:span text:style-name="T6"> is a FWD mid-size sedan with seating for five. Now standard with a touch-screen audio system and Bluetooth hands-free capabilities, the 2013 Toyota Camry is a FWD mid-size sedan include a standard 2.5-liter 4-cylinder engine, 178 hp and 170 lb-ft of torque. </text:span></text:p>
      <text:p text:style-name="P3"><text:span text:style-name="T6"><text:s text:c="4"/>Transmission options consist solely of a 6-speed automatic. Fuel mileage is an EPA estimated 25 mpg city and 35 mpg highway. Features include , heated outside mirrors, sport cloth seats, , Sport Shift, Steering Wheel Control, Sun Roof and numerous other add-ons.</text:span></text:p>
      <text:p text:style-name="P3"><text:span text:style-name="T6"><text:s text:c="4"/>Safety is comprised of vehicle stability control (VSC), traction control (TCS), anti-lock braking (ABS), electronic brake force distribution (EBD), brake assist (BA), smart stop technology (SST), driver and front passenger advanced airbag system, seat-mounted side airbags, front/rear side-curtain airbags and direct tire pressure monitoring (TPMS). </text:span><text:span text:style-name="T7">The Camry XLE is backed by a 6-month or 6,000 mile warranty.</text:span></text:p>
      <text:p text:style-name="P3"><text:span text:style-name="T7">62K MILES $13990</text:span></text:p>
      <text:p text:style-name="P4"><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style:font-name-asian="Times New Roman1"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0693in" fo:margin-bottom="0.0693in"/>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3763" style:font-name="Calibri Light" style:font-name-complex="F"/>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1f3763" style:font-name="Calibri Light" style:font-name-complex="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Conn</meta:initial-creator>
    <dc:creator>Ryan Erich</dc:creator>
    <meta:editing-cycles>2</meta:editing-cycles>
    <meta:creation-date>2018-12-24T17:01:00</meta:creation-date>
    <dc:date>2019-01-14T12:49:13.17</dc:date>
    <meta:editing-duration>PT45S</meta:editing-duration>
    <meta:generator>OpenOffice/4.1.3$Win32 OpenOffice.org_project/413m1$Build-9783</meta:generator>
    <meta:document-statistic meta:table-count="0" meta:image-count="0" meta:object-count="0" meta:page-count="3" meta:paragraph-count="33" meta:word-count="836" meta:character-count="55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